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cm" table:align="margins"/>
    </style:style>
    <style:style style:name="Tableau1.A" style:family="table-column">
      <style:table-column-properties style:column-width="3.392cm" style:rel-column-width="12852*"/>
    </style:style>
    <style:style style:name="Tableau1.B" style:family="table-column">
      <style:table-column-properties style:column-width="13.908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 style:parent-style-name="Standard">
      <style:text-properties style:font-name="Gill Sans MT_CCJU2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4" style:family="paragraph" style:parent-style-name="Standard"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>
      <style:text-properties style:font-name="Gill Sans MT_CCJU2" fo:font-size="11pt" style:font-size-asian="11pt" style:font-size-complex="11pt"/>
    </style:style>
    <style:style style:name="P11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style:font-name="Gill Sans MT_CCJU" fo:font-size="10pt" style:font-size-asian="10pt" style:font-size-complex="10pt"/>
    </style:style>
    <style:style style:name="T2" style:family="text">
      <style:text-properties fo:color="#000000" style:font-name="Gill Sans MT_CCJU1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PCheader#%</text:p>
      <text:p text:style-name="P2"/>
      <text:p text:style-name="P2"/>
      <text:p text:style-name="P2"/>
      <text:p text:style-name="P2">%=POLITESSE=%<text:line-break/></text:p>
      <text:p text:style-name="P2">%=INTRO=%</text:p>
      <text:p text:style-name="P2"/>
      <text:p text:style-name="P10">%=SALUTATIONS=%</text:p>
      <text:p text:style-name="P3"/>
      <text:p text:style-name="P2"/>
      <text:p text:style-name="P2"><text:tab/><text:tab/><text:tab/><text:tab/><text:tab/><text:tab/><text:tab/><text:tab/><text:tab/><text:tab/><text:span text:style-name="T2">%#include PCsignature#%</text:span></text:p>
      <text:p text:style-name="P2"/>
      <text:p text:style-name="P9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%=ANNEXE=%<text:span text:style-name="T3">:</text:span></text:p>
          </table:table-cell>
          <table:table-cell table:style-name="Tableau1.A1" office:value-type="string">
            <text:p text:style-name="P7">%=ANNEXE_MENT=%</text:p>
          </table:table-cell>
        </table:table-row>
      </table:table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82cm" fo:margin-bottom="1.499cm" fo:margin-left="1.72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%=NO_DECISION=% <text:s/>%=DECISION_DU=%<text:tab/><text:tab/>Page </text:span><text:span text:style-name="MT1"><text:page-number text:select-page="current"/></text:span><text:line-break/><text:span text:style-name="MT1">%=NSS=%<text:tab/>%=AYANT_DROIT=% </text:span></text:p>
        <text:p text:style-name="MP1"><draw:line text:anchor-type="paragraph" draw:z-index="0" draw:style-name="Mgr1" draw:text-style-name="MP2" svg:x1="0.093cm" svg:y1="0.206cm" svg:x2="16.973cm" svg:y2="0.206cm"><text:p/></draw:line></text:p>
      </style:header>
      <style:footer>
        <text:p text:style-name="MP3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7-01T10:34:50.84</dc:date>
    <meta:print-date>2011-02-22T10:58:36</meta:print-date>
    <meta:editing-cycles>85</meta:editing-cycles>
    <meta:editing-duration>P1DT2H17M38S</meta:editing-duration>
    <meta:document-statistic meta:table-count="1" meta:image-count="0" meta:object-count="0" meta:page-count="1" meta:paragraph-count="10" meta:word-count="20" meta:character-count="245"/>
    <meta:user-defined meta:name="Info 1"/>
    <meta:user-defined meta:name="Info 2"/>
    <meta:user-defined meta:name="Info 3"/>
    <meta:user-defined meta:name="Info 4"/>
  </office:meta>
</office:document-meta>
</file>